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margin-top="0in" fo:margin-bottom="0in"/>
    </style:style>
    <style:style style:name="P9" style:family="paragraph" style:parent-style-name="Standard">
      <style:paragraph-properties fo:margin-top="0in" fo:margin-bottom="0in" fo:line-height="100%"/>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margin-top="0in" fo:margin-bottom="0.1181in"/>
    </style:style>
    <style:style style:name="P12" style:family="paragraph" style:parent-style-name="Standard">
      <style:paragraph-properties fo:margin-top="0in" fo:margin-bottom="0.1181in" fo:line-height="100%"/>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paragraph-properties fo:break-before="page"/>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4">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Heading_20_1" style:master-page-name="First_20_Page">
      <style:paragraph-properties style:page-number="auto"/>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7"/>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33% 80%"/>
    </style:style>
    <style:style style:name="T7" style:family="text">
      <style:text-properties fo:font-style="italic" style:font-style-asian="italic" style:font-style-complex="italic"/>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07733216" text:id="ct507733216">
          <text:deletion>
            <office:change-info>
              <dc:creator>Unknown Author</dc:creator>
              <dc:date>2013-01-28T13:10:00</dc:date>
            </office:change-info>
            <text:p text:style-name="Standard"/>
            <text:p text:style-name="Standard"/>
          </text:deletion>
        </text:changed-region>
        <text:changed-region xml:id="ct236446096" text:id="ct236446096">
          <text:deletion>
            <office:change-info>
              <dc:creator>Unknown Author</dc:creator>
              <dc:date>2013-01-28T13:10:00</dc:date>
            </office:change-info>
            <text:p text:style-name="Standard">s</text:p>
          </text:deletion>
        </text:changed-region>
        <text:changed-region xml:id="ct236445936" text:id="ct236445936">
          <text:insertion>
            <office:change-info>
              <dc:creator>Unknown Author</dc:creator>
              <dc:date>2013-01-28T13: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text:h>
      <text:p text:style-name="Standard">This Technical Note contains informative discussion and background for the corresponding “OpenLCB Datagram Transport Standard”.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5">It is</text:span> expected that two documents will be read together.</text:p>
      <text:h text:style-name="Heading_20_2" text:outline-level="2">Introduction</text:h>
      <text:h text:style-name="Heading_20_2" text:outline-level="2">Intended Use</text:h>
      <text:h text:style-name="Heading_20_2" text:outline-level="2">References and Context</text:h>
      <text:p text:style-name="Standard">For more information on format and presentation, see: </text:p>
      <text:list xml:id="list605395943472514186" text:style-name="L1">
        <text:list-item>
          <text:p text:style-name="P20">OpenLCB 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Note that zero-length datagrams are valid.</text:p>
      <text:h text:style-name="Heading_20_3" text:outline-level="3"><text:soft-page-break/>Datagram Received OK</text:h>
      <text:p text:style-name="Standard">This is an addressed message. The destination address (full Node ID or alias) can be taken directly from the received Datagram Content message.</text:p>
      <text:h text:style-name="Heading_20_3" text:outline-level="3">Datagram Rejected</text:h>
      <text:p text:style-name="Standard">This is an addressed message. The destination address (full Node ID or alias)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5">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8018604969628659037" text:style-name="L2">
        <text:list-item>
          <text:p text:style-name="P21">“Permanent error” — This node does not process datagrams, will not accept a datagram from this source, or for some other reason will not ever be able to accept this particular datagram. The datagram should not be retransmitted.</text:p>
        </text:list-item>
        <text:list-item>
          <text:p text:style-name="P21">“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5">the</text:span> error, but this is an undesirable case.</text:p>
      <text:p text:style-name="Standard">Optionally, the node can mark the reply with one or more of several conditions:<text:change text:change-id="ct507733216"/></text:p>
      <text:p text:style-name="Standard">“Source not permitted” — Datagrams from this source will never be accepted. Generally, this flag is only meaningful in conjunction with the “Permanent Error” flag, as there is no sense i<text:change text:change-id="ct236446096"/><text:change-start text:change-id="ct236445936"/>n<text:change-end text:change-id="ct236445936"/> retransmission in this context. This flag might be used to indicate that a receiving node is only willing to establish a connection with an exclusive set of nodes that doesn't include the sender.</text:p>
      <text:p text:style-name="Standard">“Datagrams not accepted” — This node will not accept datagrams of <text:span text:style-name="T5">this</text:span> type under any circumstance. If the node implements the Datagram Transport protocol, it should use this to reject datagrams that it cannot process because they are of an unknown type. Rejecting the interaction with an Optional Interaction Rejected message (see “OpenLCB Message Network Standard”) should only be used by nodes that don't implement the Datagram Transport protocol because it carries the notion that the Datagram Protocol isn't supported.</text:p>
      <text:p text:style-name="Standard">“Transport Error” — Something appears to have gone wrong between the sender and the recipient, perhaps because the recipient received datagram fragments out of order, or a sequence of datagrams was received out of order (at the application layer). This error flag does not by itself imply that the sender should retransmit; rather, this flag is be combined with the “Resend OK” flag to explicitly request retransmission.</text:p>
      <text:p text:style-name="Standard"><text:soft-page-break/>“Buffer shortage” - The node wasn't able to receive the datagram because of a shortage of buffers. This can happen during normal operation due to overlapping traffic to a node. Setting this bit helps diagnose when datagram traffic is overwhelming the node's ability to buffer and process it </text:p>
      <text:p text:style-name="Standard">“Out of Order” - Should not happen, but an internal inconsistency was found in the OpenLCB message sequence and/or in the CAN frames making up a datagram. This is probably a subset of <text:span text:style-name="T5">the</text:span> Transport error cases.</text:p>
      <text:p text:style-name="Standard">The least-significant bits can be used for code for <text:span text:style-name="T5">the</text:span> specific condition that lead the receiving node to reject the Datagram Content message. <text:s/>This is a good idea, because it helps debug persistent problems. <text:s/>Node manufacturers should make the definition of those codes available in documentation, but that's not required by the Standard.</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p>
      <text:h text:style-name="Heading_20_2" text:outline-level="2">Interactions</text:h>
      <text:p text:style-name="Standard">A datagram is just a single message containing the Datagram MTI and the data byte(s). There is a convention for a data format indicator at the start of the data bytes for use with application layer protocols transported over datagrams, see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here's no requirement for a specific response to out-of-spec Datagram Content messages. If a node receives out-of-spec datagram messages, such as one with too many byte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Implementation via CAN Transport</text:h>
      <text:h text:style-name="Heading_20_3" text:outline-level="3">CAN Message Formats</text:h>
      <text:p text:style-name="Standard">For CAN, the Datagram Content message is broken into a First frame, one or more Middle frames, and a Last frame. <text:s/>In the degenerate case of a very short message that can fit into one frame, there is also an <text:soft-page-break/>Only frame. <text:s/>These are described in more detail below. <text:s/>The CAN header values are chosen to prevent CAN priority from reordering frames in a way that would damage the transmission. </text:p>
      <text:list xml:id="list2284197423616939690" text:style-name="L3">
        <text:list-item>
          <text:p text:style-name="P22">CAN-Datagram Content Single Frame — Note that zero-length datagrams are valid.</text:p>
        </text:list-item>
        <text:list-item>
          <text:p text:style-name="P22">CAN-Datagram Content First Frame — Note that there's no requirement that this contain 8 bytes. This is to keep the total number of frames in a Datagram Content message bounded.</text:p>
        </text:list-item>
        <text:list-item>
          <text:p text:style-name="P22">CAN-Datagram Content Middle Frame — Note that there's no requirement that this contain 8 bytes. It cannot be empty, though.</text:p>
        </text:list-item>
        <text:list-item>
          <text:p text:style-name="P22">CAN Datagram Content Last Frame — Note that this frame can be zero length.</text:p>
        </text:list-item>
      </text:list>
      <text:h text:style-name="Heading_20_3" text:outline-level="3">CAN States</text:h>
      <text:p text:style-name="Standard">The CAN implementation allows more than one datagram to arrive at a node at the same time, since datagram fragments from node A and node B can arrive interleaved <text:span text:style-name="T5">at their destination node C. <text:s/>Datagram implementations need to track this in their internal state. <text:s/>Approaches include:</text:span></text:p>
      <text:list xml:id="list8046251147565295732" text:style-name="L4">
        <text:list-item>
          <text:p text:style-name="P23">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23">Having multiple buffers in which the datagrams are separately accumulated.</text:p>
        </text:list-item>
      </text:list>
      <text:p text:style-name="P13">Any implementation that obeys the protocol constraints in the Standard is acceptable.</text:p>
      <text:h text:style-name="Heading_20_3" text:outline-level="3">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5">that</text:span> says that CAN frames <text:span text:style-name="T5">have</text:span> to be maximal size. <text:s/>A 9-byte datagram can be frames of 8 and 1, or 1 and 8. <text:s/>This is helpful for handling, e.g., buffering and creation of dynamic content in the source node.</text:p>
      <text:p text:style-name="Standard">It is preferred that the frames making up a datagram be transmitted in a group, adjacent on the CAN bus. <text:s/>It is permitted to interrupt that to send higher-priority frames, either for CAN segment-level 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text:soft-page-break/>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5">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the node Initialized state is reset so that it knows to abandon a partially received datagram. <text:s/>It 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p text:style-name="Standard">For example, a node that receives a Middle datagram without a First datagram can react in various ways. It might send “Resend OK”, with or without “Transport error” and/or “Out of order”, or simply ignore the message entirely.</text:p>
      <text:p text:style-name="Standard">Notice, however, that receiving a second valid datagram sequence from yet another node while receiving one (or more) that fills the local buffers is <text:span text:style-name="T7">not</text:span> an out-of-spec condition, and the protocol defines exactly how the node is to react. There's no flexibility in this case. The receiving node <text:span text:style-name="T4">is required to</text:span> send a Datagram Rejected message usually (but not necessarily) with the “Resend OK” error code.</text:p>
      <text:h text:style-name="Heading_20_1" text:outline-level="1">Background Information</text:h>
      <text:h text:style-name="Heading_20_2" text:outline-level="2">Use Cases</text:h>
      <text:p text:style-name="Standard">Here are some example application-level protocols that are or might be transported using datagrams.</text:p>
      <text:list xml:id="list7163082098508595924" text:style-name="L5">
        <text:list-item>
          <text:p text:style-name="P24">Memory configuration: Simple one-value reads and writes of configuration data are one-to-one operations that need to exchange 4-8-16-32 bytes of data.</text:p>
        </text:list-item>
        <text:list-item>
          <text:p text:style-name="P24">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24"><text:soft-page-break/>RFID: RFID tags carry 40-64 bits of payload. Adding in some status and location information, reporting a RFID tag requires a 8-16 byte payload, and that's likely to grow in the future.</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5">t is</text:span> not possible to guarantee in advance that a buffer is available in the destination to receive and assemble the datagram.</text:p>
      <text:p text:style-name="Standard">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P9"><text:tab/>Datagram First Frame →</text:p>
      <text:p text:style-name="P9"><text:tab/>Datagram Middle Frame →</text:p>
      <text:p text:style-name="P9"><text:tab/>Datagram Middle Frame →</text:p>
      <text:p text:style-name="P9"><text:tab/>Datagram Last Frame →</text:p>
      <text:p text:style-name="P12"><text:tab/>← Datagram Received OK</text:p>
      <text:h text:style-name="Heading_20_3" text:outline-level="3">Short CAN datagram case</text:h>
      <text:p text:style-name="P8"><text:tab/>Datagram Only Frame →</text:p>
      <text:p text:style-name="P11"><text:tab/>← Datagram Received OK</text:p>
      <text:h text:style-name="Heading_20_3" text:outline-level="3">Rejected short CAN datagram case</text:h>
      <text:p text:style-name="Standard">Even a short datagram can be rejected with a “Resend OK” if there's, e.g. a shortage of buffers:</text:p>
      <text:p text:style-name="P8"><text:tab/>Datagram Only Frame →</text:p>
      <text:p text:style-name="P11"><text:tab/>← Datagram Rejected, Resend OK</text:p>
      <text:h text:style-name="Heading_20_3" text:outline-level="3">Rejected interleaved CAN datagram case:</text:h>
      <text:p text:style-name="Standard">Accidental interleave, at a node that can't handle that:<text:tab/></text:p>
      <text:p text:style-name="Standard"><text:tab/>Datagram First Frame from A →<text:line-break/><text:tab/>Datagram First Frame from B →<text:line-break/><text:soft-page-break/><text:tab/>← Datagram Rejected, Resend OK to B<text:line-break/><text:tab/>Datagram Middle Frame from A →<text:line-break/><text:tab/>Datagram Last Frame from A →<text:line-break/><text:tab/>← Datagram Received OK to A<text:line-break/><text:tab/>Datagram First Frame from B →<text:line-break/><text:tab/>Datagram Final Frame from B →<text:line-break/><text:tab/>← Datagram Received OK to B</text:p>
      <text:h text:style-name="Heading_20_3" text:outline-level="3">Command/Reply Example</text:h>
      <text:p text:style-name="P8"><text:tab/>Command Datagram →</text:p>
      <text:p text:style-name="P8"><text:tab/>← Datagram Received OK</text:p>
      <text:p text:style-name="P8"><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8"><text:tab/>Command Datagram →</text:p>
      <text:p text:style-name="P8"><text:tab/>← Datagram Received OK</text:p>
      <text:p text:style-name="P8"><text:tab/>← Reply Datagram</text:p>
      <text:p text:style-name="P8"><text:tab/>Command Datagram →</text:p>
      <text:p text:style-name="P8"><text:tab/>Datagram Received OK →</text:p>
      <text:p text:style-name="P8"><text:tab/>← Datagram Received OK</text:p>
      <text:p text:style-name="P8"><text:tab/>← Reply Datagram</text:p>
      <text:p text:style-name="Standard"><text:tab/>Datagram Received OK →</text:p>
      <text:p text:style-name="Standard">Note that the 2<text:span text:style-name="T6">nd</text:span> command was sent before the reply datagram was sent. This is valid, but nodes with only one buffer may not be able to handle that Read until the transmit buffer has been emptied by an acknowledgement. In that case, the sequence may become, e.g.:</text:p>
      <text:p text:style-name="P8"><text:tab/>Command Datagram →</text:p>
      <text:p text:style-name="P8"><text:tab/>← Datagram Received OK</text:p>
      <text:p text:style-name="P8"><text:tab/>← Reply Datagram</text:p>
      <text:p text:style-name="P8"><text:tab/>Command Datagram →</text:p>
      <text:p text:style-name="P8"><text:tab/>← Datagram Rejected, Resend OK </text:p>
      <text:p text:style-name="P8"><text:tab/>Datagram Received OK →</text:p>
      <text:p text:style-name="P8"><text:tab/>Command Datagram (retransmit) →</text:p>
      <text:p text:style-name="P8"><text:tab/>← Datagram Received OK</text:p>
      <text:p text:style-name="P8"><text:tab/>← Reply Datagram</text:p>
      <text:p text:style-name="Standard"><text:tab/>Datagram Received OK →</text:p>
      <text:p text:style-name="Standard">which is significantly less efficient. Better to send the positive acknowledgement to the read reply datagram before sending the next read command.</text:p>
      <text:h text:style-name="Heading_20_2" text:outline-level="2">Datagram Content</text:h>
      <text:p text:style-name="Standard">There needs to be a method for identifying the content of a general datagram. OpenLCB is meant to be used with both very simple, low-end nodes, and high-end computers with multiple programs. In both <text:soft-page-break/>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5746850072340309407" text:style-name="L6">
        <text:list-item>
          <text:p text:style-name="P25">A one-byte ID field with a central sequential method of assignment. <text:span text:style-name="T5">It is</text:span> called the “Datagram Protocol ID”. This is small, so doesn't use much space on CAN, but requires central recording of IDs.</text:p>
        </text:list-item>
        <text:list-item>
          <text:p text:style-name="P25">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5">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ing <text:s/>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3.4),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text:soft-page-break/>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Future Extension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text:s/>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p text:style-name="Standard">Although Bosch has proposed a new standard called CAN-FD<text:note text:id="ftn1" text:note-class="footnote"><text:note-citation>1</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header of N bytes on the front of 64 data bytes. Should CAN-FD come into general use, datagrams will just use the longer frames in the current system for breaking Datagram Content messages into <text:s/>segments.</text:p>
      <text:h text:style-name="Heading_20_2" text:outline-level="2">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9792976048145129" text:style-name="L7">
        <text:list-item>
          <text:p text:style-name="P26"><text:soft-page-break/>Node A creates a datagram for node B in its buffer and starts to send it.</text:p>
        </text:list-item>
        <text:list-item>
          <text:p text:style-name="P26">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5">It is</text:span> therefore easiest for an implementation to provide for two buffers if i<text:span text:style-name="T5">t is</text:span> likely to send and receive datagrams asynchronously.</text:p>
      <text:p text:style-name="Standard">The datagram protocol allows all nodes to reject a datagram when i<text:span text:style-name="T5">t has</text:span> been totally received. CAN and other wire protocols, because they require fragmentation of the datagram into smaller segments, therefore also allow an early rejection of a datagram. This mechanism can help keep buffers clear, but it<text:span text:style-name="T5"> is</text:span> not required that CAN implementations use this mechanism.</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7"><text:s/>2.1 Introduction<text:tab/>1</text:p>
          <text:p text:style-name="P17"><text:s/>2.2 Intended Use<text:tab/>1</text:p>
          <text:p text:style-name="P17"><text:s/>2.3 References and Context<text:tab/>1</text:p>
          <text:p text:style-name="P17"><text:s/>2.4  Message Formats<text:tab/>1</text:p>
          <text:p text:style-name="P18"><text:s/>2.4.1 Datagram Content<text:tab/>1</text:p>
          <text:p text:style-name="P18"><text:s/>2.4.2 Datagram Received OK<text:tab/>2</text:p>
          <text:p text:style-name="P18"><text:s/>2.4.3 Datagram Rejected<text:tab/>2</text:p>
          <text:p text:style-name="P16"><text:s/>2.4.3.1 Error Codes<text:tab/>2</text:p>
          <text:p text:style-name="P17"><text:s/>2.5 States<text:tab/>3</text:p>
          <text:p text:style-name="P17"><text:s/>2.6 Interactions<text:tab/>3</text:p>
          <text:p text:style-name="P18"><text:s/>2.6.1 Normal Transmission<text:tab/>3</text:p>
          <text:p text:style-name="P18"><text:s/>2.6.2 Rejected Transmission<text:tab/>3</text:p>
          <text:p text:style-name="P17"><text:s/>2.7 Implementation via CAN Transport<text:tab/>3</text:p>
          <text:p text:style-name="P18"><text:s/>2.7.1 CAN Message Formats<text:tab/>3</text:p>
          <text:p text:style-name="P18"><text:s/>2.7.2 CAN States<text:tab/>4</text:p>
          <text:p text:style-name="P18"><text:s/>2.7.3 CAN Interactions<text:tab/>4</text:p>
          <text:p text:style-name="P16"><text:s/>2.7.3.1 Normal Transmission<text:tab/>4</text:p>
          <text:p text:style-name="P16"><text:s/>2.7.3.2 Rejected Transmission<text:tab/>5</text:p>
          <text:p text:style-name="P15"><text:s/>3 Background Information<text:tab/>5</text:p>
          <text:p text:style-name="P17"><text:s/>3.1 Use Cases<text:tab/>5</text:p>
          <text:p text:style-name="P17"><text:s/>3.2 Discussion<text:tab/>6</text:p>
          <text:p text:style-name="P17"><text:s/>3.3 Examples<text:tab/>6</text:p>
          <text:p text:style-name="P18"><text:s/>3.3.1 Normal CAN case<text:tab/>6</text:p>
          <text:p text:style-name="P18"><text:s/>3.3.2 Short CAN datagram case<text:tab/>6</text:p>
          <text:p text:style-name="P18"><text:s/>3.3.3 Rejected short CAN datagram case<text:tab/>6</text:p>
          <text:p text:style-name="P18"><text:s/>3.3.4 Rejected interleaved CAN datagram case:<text:tab/>6</text:p>
          <text:p text:style-name="P18"><text:s/>3.3.5 Command/Reply Example<text:tab/>7</text:p>
          <text:p text:style-name="P18"><text:s/>3.3.6 Back and Forth Datagram Protocol<text:tab/>7</text:p>
          <text:p text:style-name="P17"><text:s/>3.4 Datagram Content<text:tab/>7</text:p>
          <text:p text:style-name="P17"><text:s/>3.5 Numerology<text:tab/>8</text:p>
          <text:p text:style-name="P17"><text:s/>3.6 Future Extensions<text:tab/>9</text:p>
          <text:p text:style-name="P17"><text:s/>3.7 Implementation Notes<text:tab/>9</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Datagram Transport Technical Note<draw:custom-shape text:anchor-type="char" draw:z-index="10"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116" text:date-value="2013-01-28T13:10:53.99">1-28-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8T13:10:53.99">Jan 28, 2013</text:date></text:p>
            </table:table-cell>
            <table:table-cell table:style-name="Table1.C1" office:value-type="string">
              <text:p text:style-name="MP7">Draft</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4"><text:date style:data-style-name="N116" text:date-value="2013-01-28T13:10:53.99">1-28-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4</meta:editing-cycles>
    <meta:editing-duration>PT15H42M2S</meta:editing-duration>
    <meta:generator>OpenOffice.org/3.4.1$Unix OpenOffice.org_project/341m1$Build-9593</meta:generator>
    <dc:date>2013-01-28T13:10:54</dc:date>
    <meta:document-statistic meta:table-count="1" meta:image-count="1" meta:object-count="0" meta:page-count="11" meta:paragraph-count="191" meta:word-count="4360" meta:character-count="26308"/>
    <meta:user-defined meta:name="Info 1"/>
    <meta:user-defined meta:name="Info 2"/>
    <meta:user-defined meta:name="Info 3"/>
    <meta:user-defined meta:name="Info 4"/>
  </office:meta>
</office:document-meta>
</file>